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idProduit</text:p>
          </table:table-cell>
          <table:table-cell office:value-type="string">
            <text:p>idBoutique</text:p>
          </table:table-cell>
          <table:table-cell office:value-type="string">
            <text:p>dateVente</text:p>
          </table:table-cell>
          <table:table-cell office:value-type="string">
            <text:p>quantitéVen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010-01-01-13:24.3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0-01-01-10:40.3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010-01-01-07:25.2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010-02-11-12:14.73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2009-12-31-23:24.790</text:p>
          </table:table-cell>
          <table:table-cell office:value-type="float" office:value="14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3:13:00.52</meta:creation-date>
    <dc:date>2013-11-03T23:17:25.29</dc:date>
    <meta:editing-duration>P0D</meta:editing-duration>
    <meta:editing-cycles>1</meta:editing-cycles>
    <meta:document-statistic meta:table-count="1" meta:cell-count="24" meta:object-count="0"/>
    <meta:generator>LibreOffice/4.0.5.2$Windows_x86 LibreOffice_project/5464147a081647a250913f19c0715bca595af2f</meta:generator>
  </office:meta>
</office:document-meta>
</file>